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olução dissertativa </text:span></text:p>
      <text:p text:style-name="P1"><text:span text:style-name="T1"/></text:p>
      <text:p text:style-name="P1"><text:span text:style-name="T2">1</text:span><text:span text:style-name="T3">-<text:s/></text:span><text:span text:style-name="T4">Leia<text:s/></text:span><text:span text:style-name="T5">e<text:s/></text:span><text:span text:style-name="T6">armazene</text:span><text:span text:style-name="T7"><text:s/>o número N que se deseja multiplicar por 9<text:s/></text:span><text:span text:style-name="T8">#Entrada </text:span></text:p>
      <text:p text:style-name="P1"><text:span text:style-name="T8">2</text:span><text:span text:style-name="T9">- Subtrair N-1 e<text:s/></text:span><text:span text:style-name="T10">armazenar<text:s/></text:span><text:span text:style-name="T11">como o primeiro dígito<text:s text:c="2"/>N1<text:s/></text:span><text:span text:style-name="T12">#Processamento</text:span></text:p>
      <text:p text:style-name="P1"><text:span text:style-name="T12">3</text:span><text:span text:style-name="T13">- Subtrair 10-N e<text:s/></text:span><text:span text:style-name="T14">armazenar<text:s/></text:span><text:span text:style-name="T15">como o segundo dígito N2<text:s/></text:span><text:span text:style-name="T16">#Processamento</text:span></text:p>
      <text:p text:style-name="P1"><text:span text:style-name="T16">4</text:span><text:span text:style-name="T17">- Realize a expressão (N1x10)+N2 e armazene como resultado final R<text:s/></text:span><text:span text:style-name="T18">#Processamento</text:span></text:p>
      <text:p text:style-name="P1"><text:span text:style-name="T18">5</text:span><text:span text:style-name="T19">- Apresente R (o resultado final) e encerre o programa<text:s/></text:span><text:span text:style-name="T20">#Saída</text:span><text:span text:style-name="T21"/></text:p>
      <text:p text:style-name="P1"><text:span text:style-name="T21"/></text:p>
      <text:p text:style-name="P1"><text:span text:style-name="T21">9x2 = 2-1, 10-2</text:span></text:p>
      <text:p text:style-name="P1"><text:span text:style-name="T21">9x2 = 1x10+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